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adornments="Обычный" style:font-family-generic="roman" style:font-pitch="variable" style:font-charset="x-symbol"/>
    <style:font-face style:name="Wingdings" svg:font-family="Wingdings" style:font-adornments="Regular" style:font-pitch="variable" style:font-charset="x-symbol"/>
  </office:font-face-decls>
  <office:automatic-styles>
    <style:style style:name="Таблица1" style:family="table">
      <style:table-properties style:width="16.501cm" fo:margin-left="0cm" fo:margin-top="0cm" fo:margin-bottom="0cm" table:align="left" style:writing-mode="page"/>
    </style:style>
    <style:style style:name="Таблица1.A" style:family="table-column">
      <style:table-column-properties style:column-width="6.752cm"/>
    </style:style>
    <style:style style:name="Таблица1.B" style:family="table-column">
      <style:table-column-properties style:column-width="9.747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1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1.B2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/>
    </style:style>
    <style:style style:name="Таблица2" style:family="table">
      <style:table-properties style:width="16.501cm" fo:margin-left="0cm" fo:margin-top="0cm" fo:margin-bottom="0cm" table:align="left" style:writing-mode="page"/>
    </style:style>
    <style:style style:name="Таблица2.A" style:family="table-column">
      <style:table-column-properties style:column-width="3.336cm"/>
    </style:style>
    <style:style style:name="Таблица2.B" style:family="table-column">
      <style:table-column-properties style:column-width="13.164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2.B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P1" style:family="paragraph" style:parent-style-name="Heading_20_1">
      <style:paragraph-properties fo:line-height="105%" style:writing-mode="lr-tb">
        <style:tab-stops>
          <style:tab-stop style:position="0.751cm"/>
        </style:tab-stops>
      </style:paragraph-properties>
      <style:text-properties fo:font-variant="normal" fo:text-transform="none" fo:font-size="11pt" fo:language="ru" fo:country="RU" officeooo:paragraph-rsid="001205de" style:font-size-asian="11pt"/>
    </style:style>
    <style:style style:name="P2" style:family="paragraph" style:parent-style-name="Heading_20_1">
      <style:paragraph-properties fo:line-height="105%" style:writing-mode="lr-tb">
        <style:tab-stops>
          <style:tab-stop style:position="0.751cm"/>
        </style:tab-stops>
      </style:paragraph-properties>
      <style:text-properties officeooo:paragraph-rsid="001205de"/>
    </style:style>
    <style:style style:name="P3" style:family="paragraph" style:parent-style-name="List_20_Paragraph" style:list-style-name="WWNum1">
      <loext:graphic-properties draw:fill="solid" draw:fill-color="#ffffff"/>
      <style:paragraph-properties fo:margin-top="0.212cm" fo:margin-bottom="0.212cm" style:contextual-spacing="true" fo:text-align="justify" style:justify-single-word="false" fo:background-color="#ffffff" style:writing-mode="lr-tb"/>
      <style:text-properties officeooo:paragraph-rsid="001205de"/>
    </style:style>
    <style:style style:name="P4" style:family="paragraph" style:parent-style-name="List_20_Paragraph" style:list-style-name="WWNum3">
      <style:paragraph-properties fo:margin-left="0.101cm" fo:text-align="justify" style:justify-single-word="false" fo:text-indent="0.651cm" style:auto-text-indent="false" style:writing-mode="lr-tb">
        <style:tab-stops>
          <style:tab-stop style:position="0.852cm"/>
        </style:tab-stops>
      </style:paragraph-properties>
      <style:text-properties officeooo:paragraph-rsid="001205de"/>
    </style:style>
    <style:style style:name="P5" style:family="paragraph" style:parent-style-name="List_20_Paragraph">
      <style:paragraph-properties fo:margin-left="0.101cm" fo:text-align="justify" style:justify-single-word="false" fo:text-indent="0.651cm" style:auto-text-indent="false" style:writing-mode="lr-tb">
        <style:tab-stops>
          <style:tab-stop style:position="0.852cm"/>
        </style:tab-stops>
      </style:paragraph-properties>
      <style:text-properties officeooo:paragraph-rsid="001205de"/>
    </style:style>
    <style:style style:name="P6" style:family="paragraph" style:parent-style-name="List_20_Paragraph">
      <style:paragraph-properties fo:margin-left="0.101cm" fo:text-align="justify" style:justify-single-word="false" fo:text-indent="0cm" style:auto-text-indent="false" style:writing-mode="lr-tb">
        <style:tab-stops>
          <style:tab-stop style:position="0.852cm"/>
        </style:tab-stops>
      </style:paragraph-properties>
      <style:text-properties officeooo:paragraph-rsid="001205de"/>
    </style:style>
    <style:style style:name="P7" style:family="paragraph" style:parent-style-name="List_20_Paragraph">
      <loext:graphic-properties draw:fill="solid" draw:fill-color="#ffffff"/>
      <style:paragraph-properties fo:margin-left="1.27cm" fo:margin-top="0.212cm" fo:margin-bottom="0.212cm" style:contextual-spacing="true" fo:text-align="justify" style:justify-single-word="false" fo:text-indent="0cm" style:auto-text-indent="false" fo:background-color="#ffffff" style:writing-mode="lr-tb"/>
      <style:text-properties officeooo:paragraph-rsid="001205de"/>
    </style:style>
    <style:style style:name="P8" style:family="paragraph" style:parent-style-name="List_20_Paragraph">
      <loext:graphic-properties draw:fill="solid" draw:fill-color="#ffffff"/>
      <style:paragraph-properties fo:margin-left="1.27cm" fo:margin-top="0.212cm" fo:margin-bottom="0.212cm" style:contextual-spacing="true" fo:text-align="justify" style:justify-single-word="false" fo:text-indent="0cm" style:auto-text-indent="false" fo:background-color="#ffffff"/>
      <style:text-properties officeooo:paragraph-rsid="001205de"/>
    </style:style>
    <style:style style:name="P9" style:family="paragraph" style:parent-style-name="List_20_Paragraph" style:list-style-name="WWNum5">
      <loext:graphic-properties draw:fill="solid" draw:fill-color="#ffffff"/>
      <style:paragraph-properties fo:margin-top="0.212cm" fo:margin-bottom="0.212cm" style:contextual-spacing="true" fo:text-align="justify" style:justify-single-word="false" fo:background-color="#ffffff"/>
      <style:text-properties officeooo:paragraph-rsid="001205de"/>
    </style:style>
    <style:style style:name="P10" style:family="paragraph" style:parent-style-name="List_20_Paragraph">
      <loext:graphic-properties draw:fill="solid" draw:fill-color="#ffffff"/>
      <style:paragraph-properties fo:margin-left="1.27cm" fo:margin-top="0.212cm" fo:margin-bottom="0.212cm" style:contextual-spacing="true" fo:text-align="justify" style:justify-single-word="false" fo:text-indent="0cm" style:auto-text-indent="false" fo:background-color="#ffffff" style:writing-mode="lr-tb"/>
      <style:text-properties fo:color="#000000" loext:opacity="100%" officeooo:paragraph-rsid="001205de" style:font-size-complex="14pt"/>
    </style:style>
    <style:style style:name="P11" style:family="paragraph" style:parent-style-name="List_20_Paragraph">
      <loext:graphic-properties draw:fill="solid" draw:fill-color="#ffffff"/>
      <style:paragraph-properties fo:margin-left="1.27cm" fo:margin-top="0.212cm" fo:margin-bottom="0.212cm" style:contextual-spacing="true" fo:text-align="justify" style:justify-single-word="false" fo:text-indent="0cm" style:auto-text-indent="false" fo:background-color="#ffffff"/>
      <style:text-properties fo:color="#000000" loext:opacity="100%" officeooo:paragraph-rsid="001205de" style:font-size-complex="14pt"/>
    </style:style>
    <style:style style:name="P12" style:family="paragraph" style:parent-style-name="List_20_Paragraph">
      <style:paragraph-properties fo:margin-left="1.27cm" fo:line-height="105%" fo:text-align="justify" style:justify-single-word="false" fo:text-indent="0cm" style:auto-text-indent="false" style:writing-mode="lr-tb">
        <style:tab-stops>
          <style:tab-stop style:position="2.021cm"/>
        </style:tab-stops>
      </style:paragraph-properties>
      <style:text-properties fo:font-size="11pt" officeooo:paragraph-rsid="001205de" style:font-size-asian="11pt"/>
    </style:style>
    <style:style style:name="P13" style:family="paragraph" style:parent-style-name="List_20_Paragraph">
      <style:paragraph-properties fo:margin-left="1.27cm" fo:line-height="105%" fo:text-align="justify" style:justify-single-word="false" fo:text-indent="0cm" style:auto-text-indent="false">
        <style:tab-stops>
          <style:tab-stop style:position="0.751cm"/>
        </style:tab-stops>
      </style:paragraph-properties>
      <style:text-properties fo:font-size="11pt" officeooo:paragraph-rsid="001205de" style:font-size-asian="11pt"/>
    </style:style>
    <style:style style:name="P14" style:family="paragraph" style:parent-style-name="List_20_Paragraph" style:list-style-name="WWNum2">
      <style:paragraph-properties fo:text-align="start" style:justify-single-word="false" style:writing-mode="lr-tb"/>
      <style:text-properties officeooo:paragraph-rsid="001205de"/>
    </style:style>
    <style:style style:name="P15" style:family="paragraph" style:parent-style-name="List_20_Paragraph">
      <style:paragraph-properties fo:margin-left="1.886cm" fo:text-align="start" style:justify-single-word="false" fo:text-indent="0cm" style:auto-text-indent="false" style:writing-mode="lr-tb"/>
      <style:text-properties officeooo:paragraph-rsid="001205de"/>
    </style:style>
    <style:style style:name="P16" style:family="paragraph" style:parent-style-name="List_20_Paragraph" style:list-style-name="WWNum20">
      <style:paragraph-properties fo:margin-left="0cm" fo:margin-top="0cm" fo:margin-bottom="0.282cm" style:contextual-spacing="true" fo:line-height="108%" fo:text-align="justify" style:justify-single-word="false" fo:text-indent="1.251cm" style:auto-text-indent="false"/>
      <style:text-properties officeooo:paragraph-rsid="001205de"/>
    </style:style>
    <style:style style:name="P17" style:family="paragraph" style:parent-style-name="List_20_Paragraph" style:list-style-name="WWNum23">
      <style:paragraph-properties fo:margin-top="0cm" fo:margin-bottom="0.282cm" style:contextual-spacing="true" fo:line-height="108%"/>
      <style:text-properties officeooo:paragraph-rsid="001205de"/>
    </style:style>
    <style:style style:name="P18" style:family="paragraph" style:parent-style-name="List_20_Paragraph" style:list-style-name="WWNum22">
      <style:paragraph-properties fo:margin-left="1.27cm" fo:margin-top="0cm" fo:margin-bottom="0.282cm" style:contextual-spacing="true" fo:line-height="108%" fo:text-indent="0cm" style:auto-text-indent="false"/>
      <style:text-properties officeooo:paragraph-rsid="001205de"/>
    </style:style>
    <style:style style:name="P19" style:family="paragraph" style:parent-style-name="List_20_Paragraph">
      <style:paragraph-properties fo:margin-left="1.27cm" fo:margin-top="0cm" fo:margin-bottom="0.282cm" style:contextual-spacing="true" fo:line-height="108%" fo:text-indent="0cm" style:auto-text-indent="false"/>
      <style:text-properties officeooo:paragraph-rsid="001205de"/>
    </style:style>
    <style:style style:name="P20" style:family="paragraph" style:parent-style-name="List_20_Paragraph">
      <style:paragraph-properties fo:margin-left="1.27cm" fo:margin-top="0cm" fo:margin-bottom="0.282cm" style:contextual-spacing="true" fo:line-height="108%" fo:text-indent="0cm" style:auto-text-indent="false"/>
      <style:text-properties fo:language="ru" fo:country="RU" officeooo:rsid="001205de" officeooo:paragraph-rsid="001205de"/>
    </style:style>
    <style:style style:name="P21" style:family="paragraph" style:parent-style-name="List_20_Paragraph">
      <style:paragraph-properties fo:margin-left="1.27cm" fo:margin-top="0cm" fo:margin-bottom="0.282cm" style:contextual-spacing="true" fo:line-height="108%" fo:text-indent="0cm" style:auto-text-indent="false"/>
      <style:text-properties officeooo:rsid="001205de" officeooo:paragraph-rsid="001205de"/>
    </style:style>
    <style:style style:name="P22" style:family="paragraph" style:parent-style-name="Standard">
      <style:paragraph-properties fo:margin-top="0cm" fo:margin-bottom="0.282cm" style:contextual-spacing="false" fo:line-height="108%" fo:text-align="start" style:justify-single-word="false" fo:text-indent="0.751cm" style:auto-text-indent="false" style:writing-mode="lr-tb"/>
      <style:text-properties fo:font-weight="bold" officeooo:paragraph-rsid="001205de" style:font-weight-asian="bold" style:font-weight-complex="bold"/>
    </style:style>
    <style:style style:name="P23" style:family="paragraph" style:parent-style-name="Standard">
      <style:paragraph-properties fo:margin-top="0cm" fo:margin-bottom="0.282cm" style:contextual-spacing="false" fo:line-height="108%" fo:text-indent="0.751cm" style:auto-text-indent="false"/>
      <style:text-properties fo:font-weight="bold" officeooo:paragraph-rsid="001205de" style:font-weight-asian="bold" style:font-weight-complex="bold"/>
    </style:style>
    <style:style style:name="P24" style:family="paragraph" style:parent-style-name="Standard">
      <style:paragraph-properties fo:text-align="justify" style:justify-single-word="false" style:writing-mode="lr-tb"/>
      <style:text-properties fo:font-weight="bold" officeooo:paragraph-rsid="001205de" style:font-weight-asian="bold" style:font-weight-complex="bold"/>
    </style:style>
    <style:style style:name="P25" style:family="paragraph" style:parent-style-name="Standard">
      <style:paragraph-properties fo:margin-top="0cm" fo:margin-bottom="0cm" style:contextual-spacing="false" fo:text-align="start" style:justify-single-word="false" fo:orphans="2" fo:widows="2" fo:text-indent="0cm" style:auto-text-indent="false" style:writing-mode="lr-tb"/>
      <style:text-properties fo:font-weight="bold" officeooo:paragraph-rsid="001205de" style:font-weight-asian="bold" style:font-size-complex="14pt" style:font-weight-complex="bold"/>
    </style:style>
    <style:style style:name="P26" style:family="paragraph" style:parent-style-name="Standard">
      <style:paragraph-properties fo:text-align="start" style:justify-single-word="false" style:writing-mode="lr-tb"/>
      <style:text-properties fo:font-weight="bold" officeooo:paragraph-rsid="001205de" style:font-weight-asian="bold" style:font-size-complex="14pt" style:font-weight-complex="bold"/>
    </style:style>
    <style:style style:name="P27" style:family="paragraph" style:parent-style-name="Standard">
      <style:paragraph-properties fo:text-align="start" style:justify-single-word="false" fo:text-indent="0cm" style:auto-text-indent="false" style:writing-mode="lr-tb"/>
      <style:text-properties fo:font-weight="bold" officeooo:paragraph-rsid="001205de" style:font-weight-asian="bold" style:font-size-complex="14pt" style:font-weight-complex="bold"/>
    </style:style>
    <style:style style:name="P28" style:family="paragraph" style:parent-style-name="Standard">
      <style:paragraph-properties fo:text-align="center" style:justify-single-word="false" style:writing-mode="lr-tb"/>
      <style:text-properties fo:font-weight="bold" officeooo:paragraph-rsid="001205de" style:font-weight-asian="bold" style:font-size-complex="14pt" style:font-weight-complex="bold"/>
    </style:style>
    <style:style style:name="P29" style:family="paragraph" style:parent-style-name="Standard">
      <style:paragraph-properties fo:text-align="start" style:justify-single-word="false" style:writing-mode="lr-tb"/>
      <style:text-properties fo:color="#000000" loext:opacity="100%" fo:font-weight="bold" officeooo:paragraph-rsid="001205de" style:font-weight-asian="bold" style:font-size-complex="14pt" style:font-weight-complex="bold"/>
    </style:style>
    <style:style style:name="P30" style:family="paragraph" style:parent-style-name="Standard">
      <style:paragraph-properties fo:text-align="center" style:justify-single-word="false" style:writing-mode="lr-tb"/>
      <style:text-properties fo:color="#000000" loext:opacity="100%" fo:font-weight="bold" officeooo:paragraph-rsid="001205de" style:font-weight-asian="bold" style:font-size-complex="14pt" style:font-weight-complex="bold"/>
    </style:style>
    <style:style style:name="P31" style:family="paragraph" style:parent-style-name="Standard">
      <style:paragraph-properties fo:text-align="start" style:justify-single-word="false" style:writing-mode="lr-tb"/>
      <style:text-properties fo:color="#000000" loext:opacity="100%" style:font-name="Cascadia Mono" fo:font-size="9.5pt" officeooo:paragraph-rsid="001205de" style:font-size-asian="9.5pt"/>
    </style:style>
    <style:style style:name="P32" style:family="paragraph" style:parent-style-name="Standard">
      <style:text-properties fo:color="#000000" loext:opacity="100%" style:font-name="Cascadia Mono" fo:font-size="9.5pt" style:font-size-asian="9.5pt"/>
    </style:style>
    <style:style style:name="P33" style:family="paragraph" style:parent-style-name="Standard">
      <style:paragraph-properties fo:text-align="center" style:justify-single-word="false" style:writing-mode="lr-tb"/>
      <style:text-properties officeooo:paragraph-rsid="001205de"/>
    </style:style>
    <style:style style:name="P34" style:family="paragraph" style:parent-style-name="Standard">
      <style:paragraph-properties fo:margin-top="0cm" fo:margin-bottom="0cm" style:contextual-spacing="false" fo:text-align="start" style:justify-single-word="false" fo:orphans="2" fo:widows="2" fo:text-indent="0cm" style:auto-text-indent="false" style:writing-mode="lr-tb"/>
      <style:text-properties officeooo:paragraph-rsid="001205de"/>
    </style:style>
    <style:style style:name="P35" style:family="paragraph" style:parent-style-name="Standard">
      <style:paragraph-properties fo:margin-right="0cm" fo:text-align="start" style:justify-single-word="false" fo:text-indent="0.501cm" style:auto-text-indent="false" style:writing-mode="lr-tb">
        <style:tab-stops>
          <style:tab-stop style:position="0.751cm"/>
        </style:tab-stops>
      </style:paragraph-properties>
      <style:text-properties officeooo:paragraph-rsid="001205de"/>
    </style:style>
    <style:style style:name="P36" style:family="paragraph" style:parent-style-name="Standard">
      <style:paragraph-properties fo:text-align="start" style:justify-single-word="false" fo:text-indent="0cm" style:auto-text-indent="false" style:writing-mode="lr-tb"/>
      <style:text-properties officeooo:paragraph-rsid="001205de"/>
    </style:style>
    <style:style style:name="P37" style:family="paragraph" style:parent-style-name="Standard">
      <style:paragraph-properties fo:text-align="start" style:justify-single-word="false" style:writing-mode="lr-tb"/>
      <style:text-properties officeooo:paragraph-rsid="001205de"/>
    </style:style>
    <style:style style:name="P38" style:family="paragraph" style:parent-style-name="Standard">
      <style:paragraph-properties fo:text-align="center" style:justify-single-word="false" style:writing-mode="lr-tb"/>
      <style:text-properties officeooo:paragraph-rsid="001205de" style:font-size-complex="14pt"/>
    </style:style>
    <style:style style:name="P39" style:family="paragraph" style:parent-style-name="Standard">
      <style:paragraph-properties fo:text-align="start" style:justify-single-word="false" fo:text-indent="0cm" style:auto-text-indent="false" style:writing-mode="lr-tb"/>
      <style:text-properties officeooo:paragraph-rsid="001205de" style:font-size-complex="14pt"/>
    </style:style>
    <style:style style:name="P40" style:family="paragraph" style:parent-style-name="Standard">
      <style:paragraph-properties fo:margin-top="0cm" fo:margin-bottom="0cm" style:contextual-spacing="false" fo:text-align="justify" style:justify-single-word="false" fo:orphans="2" fo:widows="2" fo:text-indent="0cm" style:auto-text-indent="false" style:writing-mode="lr-tb"/>
      <style:text-properties officeooo:paragraph-rsid="001205de"/>
    </style:style>
    <style:style style:name="P41" style:family="paragraph" style:parent-style-name="Standard">
      <style:paragraph-properties fo:text-align="justify" style:justify-single-word="false" style:writing-mode="lr-tb">
        <style:tab-stops>
          <style:tab-stop style:position="0.751cm"/>
        </style:tab-stops>
      </style:paragraph-properties>
      <style:text-properties officeooo:paragraph-rsid="001205de"/>
    </style:style>
    <style:style style:name="P42" style:family="paragraph" style:parent-style-name="Standard">
      <style:paragraph-properties fo:margin-right="0cm" fo:text-align="justify" style:justify-single-word="false" fo:text-indent="0.501cm" style:auto-text-indent="false" style:writing-mode="lr-tb">
        <style:tab-stops>
          <style:tab-stop style:position="0.751cm"/>
        </style:tab-stops>
      </style:paragraph-properties>
      <style:text-properties officeooo:paragraph-rsid="001205de"/>
    </style:style>
    <style:style style:name="P43" style:family="paragraph" style:parent-style-name="Standard" style:master-page-name="Converted1">
      <loext:graphic-properties draw:fill="solid" draw:fill-color="#ffffff"/>
      <style:paragraph-properties fo:margin-top="0cm" fo:margin-bottom="0.212cm" style:contextual-spacing="false" fo:text-align="justify" style:justify-single-word="false" style:page-number="auto" fo:break-before="page" fo:background-color="#ffffff"/>
      <style:text-properties officeooo:paragraph-rsid="001205de"/>
    </style:style>
    <style:style style:name="P44" style:family="paragraph" style:parent-style-name="Standard">
      <style:paragraph-properties fo:text-align="justify" style:justify-single-word="false" style:writing-mode="lr-tb"/>
      <style:text-properties officeooo:paragraph-rsid="001205de"/>
    </style:style>
    <style:style style:name="P45" style:family="paragraph" style:parent-style-name="Standard">
      <style:paragraph-properties fo:text-align="end" style:justify-single-word="false" style:writing-mode="lr-tb"/>
      <style:text-properties officeooo:paragraph-rsid="001205de"/>
    </style:style>
    <style:style style:name="P46" style:family="paragraph" style:parent-style-name="Standard">
      <style:paragraph-properties fo:margin-top="0cm" fo:margin-bottom="0.282cm" style:contextual-spacing="false" fo:line-height="108%" fo:text-align="start" style:justify-single-word="false" fo:text-indent="0cm" style:auto-text-indent="false" style:writing-mode="lr-tb"/>
      <style:text-properties officeooo:paragraph-rsid="001205de"/>
    </style:style>
    <style:style style:name="P47" style:family="paragraph" style:parent-style-name="Standard">
      <style:paragraph-properties fo:margin-top="0cm" fo:margin-bottom="0.282cm" style:contextual-spacing="false" fo:line-height="108%" fo:text-align="start" style:justify-single-word="false" fo:text-indent="0.751cm" style:auto-text-indent="false" fo:break-before="page" style:writing-mode="lr-tb"/>
      <style:text-properties officeooo:paragraph-rsid="001205de"/>
    </style:style>
    <style:style style:name="P48" style:family="paragraph" style:parent-style-name="Standard">
      <style:paragraph-properties fo:margin-top="0cm" fo:margin-bottom="0.282cm" style:contextual-spacing="false" fo:line-height="108%" fo:text-indent="0.751cm" style:auto-text-indent="false"/>
      <style:text-properties officeooo:paragraph-rsid="001205de"/>
    </style:style>
    <style:style style:name="P49" style:family="paragraph" style:parent-style-name="Standard">
      <style:paragraph-properties fo:margin-top="0cm" fo:margin-bottom="0.282cm" style:contextual-spacing="false" fo:line-height="108%" fo:text-indent="1.249cm" style:auto-text-indent="false" fo:break-before="page"/>
      <style:text-properties officeooo:paragraph-rsid="001205de"/>
    </style:style>
    <style:style style:name="P50" style:family="paragraph" style:parent-style-name="Standard">
      <style:paragraph-properties fo:margin-right="0cm" fo:line-height="96%" fo:text-align="justify" style:justify-single-word="false" fo:text-indent="0.501cm" style:auto-text-indent="false" style:writing-mode="lr-tb">
        <style:tab-stops>
          <style:tab-stop style:position="0.751cm"/>
        </style:tab-stops>
      </style:paragraph-properties>
      <style:text-properties officeooo:paragraph-rsid="001205de"/>
    </style:style>
    <style:style style:name="P51" style:family="paragraph" style:parent-style-name="Standard">
      <style:paragraph-properties fo:margin-right="0cm" fo:line-height="96%" fo:text-align="justify" style:justify-single-word="false" fo:text-indent="0.501cm" style:auto-text-indent="false" style:writing-mode="lr-tb">
        <style:tab-stops>
          <style:tab-stop style:position="0.751cm"/>
        </style:tab-stops>
      </style:paragraph-properties>
      <style:text-properties fo:font-size="6pt" officeooo:paragraph-rsid="001205de" style:font-size-asian="6pt"/>
    </style:style>
    <style:style style:name="P52" style:family="paragraph" style:parent-style-name="Standard">
      <style:paragraph-properties fo:margin-right="0cm" fo:text-align="justify" style:justify-single-word="false" fo:text-indent="0.501cm" style:auto-text-indent="false" style:writing-mode="lr-tb">
        <style:tab-stops>
          <style:tab-stop style:position="0.751cm"/>
        </style:tab-stops>
      </style:paragraph-properties>
      <style:text-properties fo:font-size="6pt" officeooo:paragraph-rsid="001205de" style:font-size-asian="6pt"/>
    </style:style>
    <style:style style:name="P53" style:family="paragraph" style:parent-style-name="Standard">
      <style:paragraph-properties fo:text-align="start" style:justify-single-word="false" style:writing-mode="lr-tb">
        <style:tab-stops>
          <style:tab-stop style:position="0.751cm"/>
        </style:tab-stops>
      </style:paragraph-properties>
      <style:text-properties fo:font-size="6pt" officeooo:paragraph-rsid="001205de" style:font-size-asian="6pt"/>
    </style:style>
    <style:style style:name="P54" style:family="paragraph" style:parent-style-name="Standard">
      <style:paragraph-properties fo:margin-top="0cm" fo:margin-bottom="0cm" style:contextual-spacing="false" fo:text-align="justify" style:justify-single-word="false" fo:orphans="2" fo:widows="2" fo:text-indent="0cm" style:auto-text-indent="false"/>
      <style:text-properties fo:language="ru" fo:country="RU" officeooo:paragraph-rsid="001205de" style:letter-kerning="false" style:language-complex="ar" style:country-complex="SA"/>
    </style:style>
    <style:style style:name="P55" style:family="paragraph" style:parent-style-name="Standard">
      <style:paragraph-properties fo:margin-top="0cm" fo:margin-bottom="0.282cm" style:contextual-spacing="false" fo:line-height="108%" fo:text-align="start" style:justify-single-word="false" fo:text-indent="0cm" style:auto-text-indent="false" style:writing-mode="lr-tb"/>
      <style:text-properties fo:language="ru" fo:country="RU" fo:font-weight="bold" officeooo:rsid="001205de" officeooo:paragraph-rsid="001205de" style:font-weight-asian="bold" style:font-weight-complex="bold"/>
    </style:style>
    <style:style style:name="P56" style:family="paragraph" style:parent-style-name="Standard">
      <style:text-properties officeooo:paragraph-rsid="001205de"/>
    </style:style>
    <style:style style:name="P57" style:family="paragraph" style:parent-style-name="Standard">
      <style:paragraph-properties fo:text-indent="1.249cm" style:auto-text-indent="false"/>
      <style:text-properties officeooo:paragraph-rsid="001205de"/>
    </style:style>
    <style:style style:name="T1" style:family="text">
      <style:text-properties style:font-size-complex="14pt"/>
    </style:style>
    <style:style style:name="T2" style:family="text">
      <style:text-properties fo:font-variant="normal" fo:text-transform="none" fo:font-size="11pt" fo:language="ru" fo:country="RU" style:font-size-asian="11pt"/>
    </style:style>
    <style:style style:name="T3" style:family="text">
      <style:text-properties fo:language="ru" fo:country="RU" fo:font-weight="bold" style:letter-kerning="false" style:font-weight-asian="bold" style:language-complex="ar" style:country-complex="SA" style:font-weight-complex="bold"/>
    </style:style>
    <style:style style:name="T4" style:family="text">
      <style:text-properties fo:language="ru" fo:country="RU" fo:font-weight="bold" style:letter-kerning="false" style:font-weight-asian="bold" style:font-size-complex="14pt" style:language-complex="ar" style:country-complex="SA" style:font-weight-complex="bold"/>
    </style:style>
    <style:style style:name="T5" style:family="text">
      <style:text-properties fo:language="ru" fo:country="RU" style:letter-kerning="false" style:language-complex="ar" style:country-complex="SA"/>
    </style:style>
    <style:style style:name="T6" style:family="text">
      <style:text-properties fo:language="ru" fo:country="RU" style:letter-kerning="false" style:font-size-complex="14pt" style:language-complex="ar" style:country-complex="SA"/>
    </style:style>
    <style:style style:name="T7" style:family="text">
      <style:text-properties fo:language="ru" fo:country="RU" fo:font-weight="normal" style:font-weight-asian="normal" style:font-weight-complex="normal"/>
    </style:style>
    <style:style style:name="T8" style:family="text">
      <style:text-properties fo:color="#000000" loext:opacity="100%" fo:font-weight="bold" style:font-weight-asian="bold" style:font-size-complex="14pt" style:font-weight-complex="bold"/>
    </style:style>
    <style:style style:name="T9" style:family="text">
      <style:text-properties fo:color="#000000" loext:opacity="100%" fo:font-weight="bold" officeooo:rsid="001205de" style:font-weight-asian="bold" style:font-size-complex="14pt" style:font-weight-complex="bold"/>
    </style:style>
    <style:style style:name="T10" style:family="text">
      <style:text-properties fo:color="#000000" loext:opacity="100%" fo:language="en" fo:country="US" style:font-size-complex="14pt"/>
    </style:style>
    <style:style style:name="T11" style:family="text">
      <style:text-properties fo:color="#000000" loext:opacity="100%" style:font-size-complex="14pt"/>
    </style:style>
    <style:style style:name="T12" style:family="text">
      <style:text-properties fo:color="#000000" loext:opacity="100%" style:font-name="Cascadia Mono" fo:font-size="9.5pt" style:font-size-asian="9.5pt"/>
    </style:style>
    <style:style style:name="T13" style:family="text">
      <style:text-properties fo:color="#000000" loext:opacity="100%" style:font-name="Cascadia Mono" fo:font-size="9.5pt" style:font-size-asian="9.5pt"/>
    </style:style>
    <style:style style:name="T14" style:family="text">
      <style:text-properties fo:color="#000000" loext:opacity="100%" style:font-name="Cascadia Mono" fo:font-size="9.5pt" fo:language="ru" fo:country="RU" fo:font-weight="normal" style:font-size-asian="9.5pt" style:font-weight-asian="normal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language="en" fo:country="US"/>
    </style:style>
    <style:style style:name="T17" style:family="text">
      <style:text-properties fo:language="en" fo:country="US" fo:font-style="italic" style:font-style-asian="italic" style:font-style-complex="italic"/>
    </style:style>
    <style:style style:name="T18" style:family="text">
      <style:text-properties fo:language="en" fo:country="US" fo:font-weight="normal" style:font-weight-asian="normal" style:font-weight-complex="normal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letter-spacing="-0.004cm"/>
    </style:style>
    <style:style style:name="T21" style:family="text">
      <style:text-properties fo:color="#0000ff" loext:opacity="100%" style:font-name="Cascadia Mono" fo:font-size="9.5pt" fo:language="en" fo:country="US" style:font-size-asian="9.5pt"/>
    </style:style>
    <style:style style:name="T22" style:family="text">
      <style:text-properties fo:color="#0000ff" loext:opacity="100%" style:font-name="Cascadia Mono" fo:font-size="9.5pt" style:font-size-asian="9.5pt"/>
    </style:style>
    <style:style style:name="T23" style:family="text">
      <style:text-properties fo:color="#0000ff" loext:opacity="100%" style:font-name="Cascadia Mono" fo:font-size="9.5pt" style:font-size-asian="9.5pt"/>
    </style:style>
    <style:style style:name="T24" style:family="text">
      <style:text-properties fo:color="#2b91af" loext:opacity="100%" style:font-name="Cascadia Mono" fo:font-size="9.5pt" style:font-size-asian="9.5pt"/>
    </style:style>
    <style:style style:name="T25" style:family="text">
      <style:text-properties fo:color="#2b91af" loext:opacity="100%" style:font-name="Cascadia Mono" fo:font-size="9.5pt" style:font-size-asian="9.5pt"/>
    </style:style>
    <style:style style:name="T26" style:family="text">
      <style:text-properties fo:color="#2f4f4f" loext:opacity="100%" style:font-name="Cascadia Mono" fo:font-size="9.5pt" style:font-size-asian="9.5pt"/>
    </style:style>
    <style:style style:name="T27" style:family="text">
      <style:text-properties fo:color="#808080" loext:opacity="100%" style:font-name="Cascadia Mono" fo:font-size="9.5pt" fo:language="en" fo:country="US" style:font-size-asian="9.5pt"/>
    </style:style>
    <style:style style:name="T28" style:family="text">
      <style:text-properties fo:color="#808080" loext:opacity="100%" style:font-name="Cascadia Mono" fo:font-size="9.5pt" fo:language="en" fo:country="US" fo:font-weight="normal" style:font-size-asian="9.5pt" style:font-weight-asian="normal" style:font-weight-complex="normal"/>
    </style:style>
    <style:style style:name="T29" style:family="text">
      <style:text-properties fo:color="#808080" loext:opacity="100%" style:font-name="Cascadia Mono" fo:font-size="9.5pt" style:font-size-asian="9.5pt"/>
    </style:style>
    <style:style style:name="T30" style:family="text">
      <style:text-properties fo:color="#808080" loext:opacity="100%" style:font-name="Cascadia Mono" fo:font-size="9.5pt" style:font-size-asian="9.5pt"/>
    </style:style>
    <style:style style:name="T31" style:family="text">
      <style:text-properties fo:color="#a31515" loext:opacity="100%" style:font-name="Cascadia Mono" fo:font-size="9.5pt" style:font-size-asian="9.5pt"/>
    </style:style>
    <style:style style:name="T32" style:family="text">
      <style:text-properties fo:color="#a31515" loext:opacity="100%" style:font-name="Cascadia Mono" fo:font-size="9.5pt" style:font-size-asian="9.5pt"/>
    </style:style>
    <style:style style:name="T33" style:family="text">
      <style:text-properties fo:color="#008000" loext:opacity="100%" style:font-name="Cascadia Mono" fo:font-size="9.5pt" style:font-size-asian="9.5pt"/>
    </style:style>
    <style:style style:name="T34" style:family="text">
      <style:text-properties fo:color="#008000" loext:opacity="100%" style:font-name="Cascadia Mono" fo:font-size="9.5pt" style:font-size-asian="9.5pt"/>
    </style:style>
    <style:style style:name="T35" style:family="text">
      <style:text-properties fo:color="#6f008a" loext:opacity="100%" style:font-name="Cascadia Mono" fo:font-size="9.5pt" style:font-size-asian="9.5pt"/>
    </style:style>
    <style:style style:name="T36" style:family="text">
      <style:text-properties fo:color="#008080" loext:opacity="100%" style:font-name="Cascadia Mono" fo:font-size="9.5pt" style:font-size-asian="9.5pt"/>
    </style:style>
    <style:style style:name="T37" style:family="text">
      <style:text-properties fo:color="#008080" loext:opacity="100%" style:font-name="Cascadia Mono" fo:font-size="9.5pt" style:font-size-asian="9.5pt"/>
    </style:style>
    <style:style style:name="T38" style:family="text">
      <style:text-properties fo:font-size="11pt" fo:font-style="italic" style:font-size-asian="11pt" style:font-style-asian="italic" style:font-style-complex="italic"/>
    </style:style>
    <style:style style:name="T39" style:family="text">
      <style:text-properties fo:font-size="11pt" style:font-size-asian="11pt"/>
    </style:style>
    <style:style style:name="T40" style:family="text">
      <style:text-properties fo:font-size="11pt" style:font-size-asian="11pt" style:font-size-complex="11pt"/>
    </style:style>
    <style:style style:name="T41" style:family="text">
      <style:text-properties fo:font-size="11pt" fo:language="en" fo:country="US" style:font-size-asian="11pt"/>
    </style:style>
    <style:style style:name="T42" style:family="text">
      <style:text-properties fo:font-size="11pt" fo:language="en" fo:country="US" fo:font-weight="normal" style:font-size-asian="11pt" style:font-weight-asian="normal" style:font-size-complex="11pt" style:font-weight-complex="normal"/>
    </style:style>
    <style:style style:name="T43" style:family="text">
      <style:text-properties fo:font-size="11pt" fo:language="ru" fo:country="RU" style:font-size-asian="11pt"/>
    </style:style>
    <style:style style:name="T44" style:family="text">
      <style:text-properties fo:font-size="11pt" fo:language="ru" fo:country="RU" fo:font-weight="bold" style:font-size-asian="11pt" style:font-weight-asian="bold" style:font-weight-complex="bold"/>
    </style:style>
    <style:style style:name="T45" style:family="text">
      <style:text-properties fo:font-size="11pt" fo:letter-spacing="-0.004cm" fo:language="ru" fo:country="RU" style:font-size-asian="11pt"/>
    </style:style>
    <style:style style:name="T46" style:family="text">
      <style:text-properties fo:font-size="11pt" fo:letter-spacing="-0.004cm" fo:language="en" fo:country="US" style:font-size-asian="11pt"/>
    </style:style>
    <style:style style:name="T47" style:family="text">
      <style:text-properties fo:font-size="11pt" fo:font-weight="normal" style:font-size-asian="11pt" style:font-weight-asian="normal" style:font-size-complex="11pt" style:font-weight-complex="normal"/>
    </style:style>
    <style:style style:name="T48" style:family="text">
      <style:text-properties fo:font-size="11pt" fo:font-weight="bold" style:font-size-asian="11pt" style:font-weight-asian="bold" style:font-size-complex="11pt"/>
    </style:style>
    <style:style style:name="T49" style:family="text">
      <style:text-properties fo:font-weight="normal" style:font-weight-asian="normal" style:font-weight-complex="normal"/>
    </style:style>
    <style:style style:name="T50" style:family="text">
      <style:text-properties fo:font-size="10pt" style:font-size-asian="10pt" style:font-size-complex="10pt"/>
    </style:style>
    <style:style style:name="T51" style:family="text">
      <style:text-properties fo:font-weight="bold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 loext:marker-style-name="T8"><text:bookmark text:name="_Hlk82019752"/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33" loext:marker-style-name="T1"><text:span text:style-name="T1">Институт (факультет)</text:span></text:p>
          </table:table-cell>
          <table:table-cell table:style-name="Таблица1.B1" office:value-type="string">
            <text:p text:style-name="P36" loext:marker-style-name="T1"><text:span text:style-name="T1">Институт информационных технологий</text:span></text:p>
          </table:table-cell>
        </table:table-row>
        <table:table-row table:style-name="Таблица1.1">
          <table:table-cell table:style-name="Таблица1.A1" office:value-type="string">
            <text:p text:style-name="P38" loext:marker-style-name="T1"/>
            <text:p text:style-name="P33" loext:marker-style-name="T1"><text:span text:style-name="T1">Кафедра</text:span></text:p>
          </table:table-cell>
          <table:table-cell table:style-name="Таблица1.B2" office:value-type="string">
            <text:p text:style-name="P39" loext:marker-style-name="T1"/>
            <text:p text:style-name="P36" loext:marker-style-name="T1"><text:span text:style-name="T1">Кафедра математического и программного обеспечения ЭВМ</text:span></text:p>
          </table:table-cell>
        </table:table-row>
      </table:table>
      <text:p text:style-name="P29" loext:marker-style-name="T8"/>
      <text:p text:style-name="P26" loext:marker-style-name="T51"/>
      <text:h text:style-name="P1" text:outline-level="1" loext:marker-style-name="T2"/>
      <text:h text:style-name="P1" text:outline-level="1" loext:marker-style-name="T2"/>
      <text:h text:style-name="P2" text:outline-level="1" loext:marker-style-name="T2"><text:span text:style-name="T2">РАЗРАБОТКА <text:s text:c="2"/>АБСТРАКТНЫХ <text:s text:c="2"/>ТИПОВ <text:s text:c="2"/>ДАННЫХ</text:span></text:h>
      <text:p text:style-name="P26" loext:marker-style-name="T51"/>
      <text:p text:style-name="P26" loext:marker-style-name="T51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34" loext:marker-style-name="T51"><text:span text:style-name="T3">Дисциплина:</text:span></text:p>
          </table:table-cell>
          <table:table-cell table:style-name="Таблица2.B1" office:value-type="string">
            <text:p text:style-name="P40" loext:marker-style-name="T5"><text:span text:style-name="T5">ООП</text:span></text:p>
            <text:p text:style-name="P25" loext:marker-style-name="T51"/>
          </table:table-cell>
        </table:table-row>
        <table:table-row table:style-name="Таблица2.1">
          <table:table-cell table:style-name="Таблица2.A1" office:value-type="string">
            <text:p text:style-name="P34" loext:marker-style-name="T51"><text:span text:style-name="T4">Темы:</text:span></text:p>
          </table:table-cell>
          <table:table-cell table:style-name="Таблица2.A1" office:value-type="string">
            <text:p text:style-name="P54" loext:marker-style-name="T51"><text:span text:style-name="T1">Шаблоны</text:span></text:p>
          </table:table-cell>
        </table:table-row>
      </table:table>
      <text:p text:style-name="P26" loext:marker-style-name="T51"/>
      <text:p text:style-name="P29" loext:marker-style-name="T8"/>
      <text:p text:style-name="P45" loext:marker-style-name="T11"><text:span text:style-name="T8">Среда разработки: </text:span><text:span text:style-name="T10">Microsoft</text:span><text:span text:style-name="T11"> </text:span><text:span text:style-name="T10">Visual</text:span><text:span text:style-name="T11"> </text:span><text:span text:style-name="T10">Studio</text:span></text:p>
      <text:p text:style-name="P45" loext:marker-style-name="T11"><text:span text:style-name="T8">Язык программирования: </text:span><text:span text:style-name="T10">C</text:span><text:span text:style-name="T11">++</text:span></text:p>
      <text:p text:style-name="P45" loext:marker-style-name="T11"><text:span text:style-name="T8">Тип проекта: </text:span><text:span text:style-name="T11">Консольное приложение</text:span></text:p>
      <text:p text:style-name="P39" loext:marker-style-name="T1"/>
      <text:p text:style-name="P28" loext:marker-style-name="T51"/>
      <text:p text:style-name="P28" loext:marker-style-name="T51"/>
      <text:p text:style-name="P28" loext:marker-style-name="T51"/>
      <text:p text:style-name="P28" loext:marker-style-name="T51"/>
      <text:p text:style-name="P33" loext:marker-style-name="T8"><text:span text:style-name="T8">Задание на лабораторную работу №</text:span><text:span text:style-name="T9">4</text:span></text:p>
      <text:p text:style-name="P30" loext:marker-style-name="T8"/>
      <text:p text:style-name="P28" loext:marker-style-name="T51"/>
      <text:p text:style-name="P28" loext:marker-style-name="T51"/>
      <text:p text:style-name="P26" loext:marker-style-name="T51"><text:bookmark text:name="_Hlk82019752 Копия 1"/></text:p>
      <text:p text:style-name="P27" loext:marker-style-name="T51"/>
      <text:p text:style-name="P43" loext:marker-style-name="T8"><text:span text:style-name="T8">ТРЕБОВАНИЯ К РАЗРАБОТКЕ</text:span></text:p>
      <text:list text:style-name="WWNum5">
        <text:list-item>
          <text:p text:style-name="P9" loext:marker-style-name="T11"><text:span text:style-name="T11">Запрещается использовать обработку исключительных ситуаций и генерировать исключения.</text:span></text:p>
        </text:list-item>
        <text:list-item>
          <text:p text:style-name="P9" loext:marker-style-name="T11"><text:span text:style-name="T11">Придерживайтесь принципа </text:span><text:span text:style-name="T10">DRY</text:span><text:span text:style-name="T11"> (</text:span><text:span text:style-name="T10">Don</text:span><text:span text:style-name="T11">’</text:span><text:span text:style-name="T10">t</text:span><text:span text:style-name="T11"> </text:span><text:span text:style-name="T10">repeat</text:span><text:span text:style-name="T11"> </text:span><text:span text:style-name="T10">yourself</text:span><text:span text:style-name="T11">).</text:span></text:p>
        </text:list-item>
        <text:list-item>
          <text:p text:style-name="P9" loext:marker-style-name="T11"><text:span text:style-name="T11">Обязательно наличие комментариев.</text:span></text:p>
        </text:list-item>
        <text:list-item>
          <text:p text:style-name="P9" loext:marker-style-name="T11"><text:span text:style-name="T11">Обязательно сделать шаблонным класс-контейнер.</text:span></text:p>
        </text:list-item>
      </text:list>
      <text:p text:style-name="P11" loext:marker-style-name="T11"/>
      <text:p text:style-name="P8" loext:marker-style-name="T8"><text:span text:style-name="T8">ЦЕЛЬ РАБОТЫ</text:span></text:p>
      <text:p text:style-name="P13" loext:marker-style-name="T39"/>
      <text:p text:style-name="P56">Изучить способы определения шаблонов, принцип и механизм создания шаблонных классов и шаблонов функций, получить практические навыки работы с шаблонными классами.</text:p>
      <text:p text:style-name="P56"/>
      <text:p text:style-name="P56" loext:marker-style-name="T15"><text:span text:style-name="T15">ЗАДАНИЯ</text:span></text:p>
      <text:p text:style-name="P57" loext:marker-style-name="T19"><text:span text:style-name="T19">4 часа</text:span></text:p>
      <text:p text:style-name="P56"/>
      <text:list text:style-name="WWNum20">
        <text:list-item>
          <text:p text:style-name="P16">Ознакомьтесь с УМП по ООП часть 2 раздел V<text:span text:style-name="T16">II</text:span>.</text:p>
        </text:list-item>
        <text:list-item>
          <text:p text:style-name="P16">Модифицируйте абстрактный типы данных, реализованные по заданию ЛР3, используя шаблоны определения класса и шаблоны определения функции.</text:p>
        </text:list-item>
        <text:list-item>
          <text:p text:style-name="P16">Проверьте работоспособность АТД на тестовом наборе данных.</text:p>
        </text:list-item>
      </text:list>
      <text:p text:style-name="P23" loext:marker-style-name="T15"/>
      <text:p text:style-name="P48" loext:marker-style-name="T15"><text:span text:style-name="T15">ПРИМЕЧАНИЯ</text:span></text:p>
      <text:list text:style-name="WWNum23">
        <text:list-item>
          <text:p text:style-name="P17">Обязательно сделать шаблонным класс контейнер.</text:p>
        </text:list-item>
        <text:list-item>
          <text:p text:style-name="P17">Шаблоны определения функции на свое усмотрение.</text:p>
        </text:list-item>
      </text:list>
      <text:p text:style-name="P22" loext:marker-style-name="T15"/>
      <text:p text:style-name="P55" loext:marker-style-name="T15"><text:span text:style-name="T49">Файл </text:span><text:span text:style-name="T18">List.h</text:span></text:p>
      <text:p text:style-name="Standard" loext:marker-style-name="T13"><text:span text:style-name="T28">#pragma</text:span><text:span text:style-name="T13"> </text:span><text:span text:style-name="T30">once</text:span></text:p>
      <text:p text:style-name="Standard" loext:marker-style-name="T13"><text:span text:style-name="T30">#include</text:span><text:span text:style-name="T13"> </text:span><text:span text:style-name="T32">"airTransport.h"</text:span></text:p>
      <text:p text:style-name="P32" loext:marker-style-name="T13"/>
      <text:p text:style-name="P32" loext:marker-style-name="T13"/>
      <text:p text:style-name="Standard" loext:marker-style-name="T13"><text:span text:style-name="T23">template</text:span><text:span text:style-name="T13"> &lt;</text:span><text:span text:style-name="T23">typename</text:span><text:span text:style-name="T13"> </text:span><text:span text:style-name="T25">T</text:span><text:span text:style-name="T13">&gt;</text:span></text:p>
      <text:p text:style-name="Standard" loext:marker-style-name="T13"><text:span text:style-name="T23">class</text:span><text:span text:style-name="T13"> </text:span><text:span text:style-name="T25">List</text:span><text:span text:style-name="T13"> </text:span><text:span text:style-name="T34">// Линейный односвязный список</text:span></text:p>
      <text:p text:style-name="Standard" loext:marker-style-name="T13"><text:span text:style-name="T13">{</text:span><text:span text:style-name="T13"/></text:p>
      <text:p text:style-name="Standard" loext:marker-style-name="T13"><text:span text:style-name="T13"><text:tab/></text:span><text:span text:style-name="T23">private</text:span><text:span text:style-name="T13">:</text:span></text:p>
      <text:p text:style-name="Standard" loext:marker-style-name="T13"><text:span text:style-name="T13"><text:tab/><text:tab/></text:span><text:span text:style-name="T30">#pragma</text:span><text:span text:style-name="T13"> </text:span><text:span text:style-name="T30">region</text:span><text:span text:style-name="T13"> Node</text:span></text:p>
      <text:p text:style-name="Standard" loext:marker-style-name="T13"><text:span text:style-name="T13"><text:tab/><text:tab/></text:span><text:span text:style-name="T23">template</text:span><text:span text:style-name="T13"> &lt;</text:span><text:span text:style-name="T23">typename</text:span><text:span text:style-name="T13"> </text:span><text:span text:style-name="T25">T</text:span><text:span text:style-name="T13">&gt;</text:span></text:p>
      <text:p text:style-name="Standard" loext:marker-style-name="T13"><text:span text:style-name="T13"><text:tab/><text:tab/></text:span><text:span text:style-name="T23">struct</text:span><text:span text:style-name="T13"> </text:span><text:span text:style-name="T25">Node</text:span><text:span text:style-name="T13"> </text:span><text:span text:style-name="T34">// Узел, в котором хранятся данные и указатель на следующий элемент, если он есть</text:span></text:p>
      <text:p text:style-name="Standard" loext:marker-style-name="T13"><text:span text:style-name="T13"><text:tab/><text:tab/>{</text:span><text:span text:style-name="T13"/></text:p>
      <text:p text:style-name="Standard" loext:marker-style-name="T13"><text:span text:style-name="T13"><text:tab/><text:tab/><text:tab/></text:span><text:span text:style-name="T25">T</text:span><text:span text:style-name="T13"> data;</text:span></text:p>
      <text:p text:style-name="Standard" loext:marker-style-name="T13"><text:span text:style-name="T13"><text:tab/><text:tab/><text:tab/></text:span><text:span text:style-name="T25">Node</text:span><text:span text:style-name="T13">* next;</text:span></text:p>
      <text:p text:style-name="Standard" loext:marker-style-name="T13"><text:span text:style-name="T13"><text:tab/><text:tab/>};</text:span><text:span text:style-name="T13"/></text:p>
      <text:p text:style-name="Standard" loext:marker-style-name="T13"><text:span text:style-name="T13"><text:tab/></text:span><text:span text:style-name="T30">#pragma</text:span><text:span text:style-name="T13"> </text:span><text:span text:style-name="T30">endregion</text:span></text:p>
      <text:p text:style-name="Standard" loext:marker-style-name="T13"><text:span text:style-name="T13"><text:tab/><text:tab/></text:span><text:span text:style-name="T23">int</text:span><text:span text:style-name="T13"> size; </text:span><text:span text:style-name="T34">// размер списка</text:span></text:p>
      <text:p text:style-name="Standard" loext:marker-style-name="T13"><text:span text:style-name="T13"><text:tab/><text:tab/></text:span><text:span text:style-name="T25">Node</text:span><text:span text:style-name="T13">&lt;</text:span><text:span text:style-name="T25">T</text:span><text:span text:style-name="T13">&gt;* head; </text:span><text:span text:style-name="T34">// первый элемент</text:span></text:p>
      <text:p text:style-name="Standard" loext:marker-style-name="T13"><text:span text:style-name="T13"><text:tab/></text:span><text:span text:style-name="T23">public</text:span><text:span text:style-name="T13">:</text:span></text:p>
      <text:p text:style-name="Standard" loext:marker-style-name="T13"><text:span text:style-name="T13"><text:tab/><text:tab/>List(); </text:span><text:span text:style-name="T34">// констурктор по-умолчанию</text:span></text:p>
      <text:p text:style-name="Standard" loext:marker-style-name="T13"><text:span text:style-name="T13"><text:tab/><text:tab/>~List(); </text:span><text:span text:style-name="T34">// деструктор </text:span></text:p>
      <text:p text:style-name="Standard" loext:marker-style-name="T13"><text:span text:style-name="T13"><text:tab/><text:tab/></text:span><text:span text:style-name="T23">void</text:span><text:span text:style-name="T13"> add(</text:span><text:span text:style-name="T23">const</text:span><text:span text:style-name="T13"> </text:span><text:span text:style-name="T25">T</text:span><text:span text:style-name="T13">&amp; </text:span><text:span text:style-name="T30">value</text:span><text:span text:style-name="T13">); </text:span><text:span text:style-name="T34">// добавление элемента</text:span></text:p>
      <text:p text:style-name="Standard" loext:marker-style-name="T13"><text:span text:style-name="T13"><text:tab/><text:tab/></text:span><text:span text:style-name="T23">void</text:span><text:span text:style-name="T13"> pop_front(); </text:span><text:span text:style-name="T34">// удаление первого элемента</text:span></text:p>
      <text:p text:style-name="Standard" loext:marker-style-name="T13"><text:span text:style-name="T13"><text:tab/><text:tab/></text:span><text:span text:style-name="T23">int</text:span><text:span text:style-name="T13"> length(); </text:span><text:span text:style-name="T34">// длина списка</text:span></text:p>
      <text:p text:style-name="Standard" loext:marker-style-name="T13"><text:span text:style-name="T13"><text:tab/><text:tab/></text:span><text:span text:style-name="T23">void</text:span><text:span text:style-name="T13"> clear(); </text:span><text:span text:style-name="T34">// очистка списка</text:span></text:p>
      <text:p text:style-name="Standard" loext:marker-style-name="T13"><text:span text:style-name="T13"><text:tab/><text:tab/></text:span><text:span text:style-name="T23">void</text:span><text:span text:style-name="T13"> show(); </text:span><text:span text:style-name="T34">// вывод содержимого</text:span></text:p>
      <text:p text:style-name="Standard" loext:marker-style-name="T13"><text:span text:style-name="T13"><text:tab/><text:tab/></text:span><text:span text:style-name="T23">void</text:span><text:span text:style-name="T13"> sort_by_engine_power(); </text:span><text:span text:style-name="T34">// сортировка по Engine_power</text:span></text:p>
      <text:p text:style-name="Standard" loext:marker-style-name="T13"><text:soft-page-break/><text:span text:style-name="T13"><text:tab/><text:tab/></text:span><text:span text:style-name="T23">int</text:span><text:span text:style-name="T13"> search(</text:span><text:span text:style-name="T25">T</text:span><text:span text:style-name="T13"> </text:span><text:span text:style-name="T30">value</text:span><text:span text:style-name="T13">); </text:span><text:span text:style-name="T34">// поиск элемента, если элемент есть вовзвращает индекс, если нет, то -1</text:span></text:p>
      <text:p text:style-name="Standard" loext:marker-style-name="T13"><text:span text:style-name="T13"><text:tab/><text:tab/></text:span><text:span text:style-name="T25">T</text:span><text:span text:style-name="T13">&amp; </text:span><text:span text:style-name="T37">operator[]</text:span><text:span text:style-name="T13">(</text:span><text:span text:style-name="T23">const</text:span><text:span text:style-name="T13"> </text:span><text:span text:style-name="T23">int</text:span><text:span text:style-name="T13"> </text:span><text:span text:style-name="T30">index</text:span><text:span text:style-name="T13">); </text:span><text:span text:style-name="T34">// перегрузка оператора </text:span></text:p>
      <text:p text:style-name="Standard" loext:marker-style-name="T13"><text:span text:style-name="T13">};</text:span><text:span text:style-name="T13"/></text:p>
      <text:p text:style-name="P32" loext:marker-style-name="T13"/>
      <text:p text:style-name="P55" loext:marker-style-name="T15"><text:span text:style-name="T49">Файл </text:span><text:span text:style-name="T18">List.cpp</text:span></text:p>
      <text:p text:style-name="Standard" loext:marker-style-name="T13"><text:span text:style-name="T28">#include</text:span><text:span text:style-name="T13"> </text:span><text:span text:style-name="T32">"List.h"</text:span></text:p>
      <text:p text:style-name="Standard" loext:marker-style-name="T13"><text:span text:style-name="T30">#include</text:span><text:span text:style-name="T13"> </text:span><text:span text:style-name="T32">&lt;iostream&gt;</text:span></text:p>
      <text:p text:style-name="P32" loext:marker-style-name="T13"/>
      <text:p text:style-name="Standard" loext:marker-style-name="T13"><text:span text:style-name="T23">using</text:span><text:span text:style-name="T13"> </text:span><text:span text:style-name="T23">namespace</text:span><text:span text:style-name="T13"> std;</text:span></text:p>
      <text:p text:style-name="P32" loext:marker-style-name="T13"/>
      <text:p text:style-name="Standard" loext:marker-style-name="T13"><text:span text:style-name="T23">template</text:span><text:span text:style-name="T13"> &lt;</text:span><text:span text:style-name="T23">typename</text:span><text:span text:style-name="T13"> </text:span><text:span text:style-name="T25">T</text:span><text:span text:style-name="T13">&gt;</text:span></text:p>
      <text:p text:style-name="Standard" loext:marker-style-name="T13"><text:span text:style-name="T25">List</text:span><text:span text:style-name="T13">&lt;</text:span><text:span text:style-name="T25">T</text:span><text:span text:style-name="T13">&gt;::List() </text:span></text:p>
      <text:p text:style-name="Standard" loext:marker-style-name="T13"><text:span text:style-name="T13">{</text:span><text:span text:style-name="T13"/></text:p>
      <text:p text:style-name="Standard" loext:marker-style-name="T13"><text:span text:style-name="T13"><text:tab/>size = 0;</text:span><text:span text:style-name="T13"/></text:p>
      <text:p text:style-name="Standard" loext:marker-style-name="T13"><text:span text:style-name="T13"><text:tab/>head = </text:span><text:span text:style-name="T23">nullptr</text:span><text:span text:style-name="T13">;</text:span></text:p>
      <text:p text:style-name="Standard" loext:marker-style-name="T13"><text:span text:style-name="T13">}</text:span><text:span text:style-name="T13"/></text:p>
      <text:p text:style-name="P32" loext:marker-style-name="T13"/>
      <text:p text:style-name="Standard" loext:marker-style-name="T13"><text:span text:style-name="T23">template</text:span><text:span text:style-name="T13"> &lt;</text:span><text:span text:style-name="T23">typename</text:span><text:span text:style-name="T13"> </text:span><text:span text:style-name="T25">T</text:span><text:span text:style-name="T13">&gt;</text:span></text:p>
      <text:p text:style-name="Standard" loext:marker-style-name="T13"><text:span text:style-name="T25">List</text:span><text:span text:style-name="T13">&lt;</text:span><text:span text:style-name="T25">T</text:span><text:span text:style-name="T13">&gt;::~List()</text:span></text:p>
      <text:p text:style-name="Standard" loext:marker-style-name="T13"><text:span text:style-name="T13">{</text:span><text:span text:style-name="T13"/></text:p>
      <text:p text:style-name="Standard" loext:marker-style-name="T13"><text:span text:style-name="T13"><text:tab/>clear();</text:span><text:span text:style-name="T13"/></text:p>
      <text:p text:style-name="Standard" loext:marker-style-name="T13"><text:span text:style-name="T13">}</text:span><text:span text:style-name="T13"/></text:p>
      <text:p text:style-name="P32" loext:marker-style-name="T13"/>
      <text:p text:style-name="Standard" loext:marker-style-name="T13"><text:span text:style-name="T23">template</text:span><text:span text:style-name="T13"> &lt;</text:span><text:span text:style-name="T23">typename</text:span><text:span text:style-name="T13"> </text:span><text:span text:style-name="T25">T</text:span><text:span text:style-name="T13">&gt;</text:span></text:p>
      <text:p text:style-name="Standard" loext:marker-style-name="T13"><text:span text:style-name="T23">void</text:span><text:span text:style-name="T13"> </text:span><text:span text:style-name="T25">List</text:span><text:span text:style-name="T13">&lt;</text:span><text:span text:style-name="T25">T</text:span><text:span text:style-name="T13">&gt;::add(</text:span><text:span text:style-name="T23">const</text:span><text:span text:style-name="T13"> </text:span><text:span text:style-name="T25">T</text:span><text:span text:style-name="T13">&amp; </text:span><text:span text:style-name="T30">value</text:span><text:span text:style-name="T13">)</text:span></text:p>
      <text:p text:style-name="Standard" loext:marker-style-name="T13"><text:span text:style-name="T13">{</text:span><text:span text:style-name="T13"/></text:p>
      <text:p text:style-name="Standard" loext:marker-style-name="T13"><text:span text:style-name="T13"><text:s text:c="2"/>size++;</text:span><text:span text:style-name="T13"/></text:p>
      <text:p text:style-name="Standard" loext:marker-style-name="T13"><text:span text:style-name="T13"><text:s text:c="2"/></text:span><text:span text:style-name="T23">if</text:span><text:span text:style-name="T13"> (head == </text:span><text:span text:style-name="T23">nullptr</text:span><text:span text:style-name="T13">) </text:span></text:p>
      <text:p text:style-name="Standard" loext:marker-style-name="T13"><text:span text:style-name="T13"><text:s text:c="2"/>{</text:span><text:span text:style-name="T13"/></text:p>
      <text:p text:style-name="Standard" loext:marker-style-name="T13"><text:span text:style-name="T13"><text:s text:c="4"/>head = </text:span><text:span text:style-name="T23">new</text:span><text:span text:style-name="T13"> </text:span><text:span text:style-name="T25">Node</text:span><text:span text:style-name="T13">&lt;</text:span><text:span text:style-name="T25">T</text:span><text:span text:style-name="T13">&gt;;</text:span></text:p>
      <text:p text:style-name="Standard" loext:marker-style-name="T13"><text:span text:style-name="T13"><text:s text:c="4"/>head-&gt;data = </text:span><text:span text:style-name="T30">value</text:span><text:span text:style-name="T13">;</text:span></text:p>
      <text:p text:style-name="Standard" loext:marker-style-name="T13"><text:span text:style-name="T13"><text:s text:c="4"/>head-&gt;next = </text:span><text:span text:style-name="T23">nullptr</text:span><text:span text:style-name="T13">;</text:span></text:p>
      <text:p text:style-name="Standard" loext:marker-style-name="T13"><text:span text:style-name="T13"><text:s text:c="2"/>}</text:span><text:span text:style-name="T13"/></text:p>
      <text:p text:style-name="Standard" loext:marker-style-name="T13"><text:span text:style-name="T13"><text:s text:c="2"/></text:span><text:span text:style-name="T23">else</text:span><text:span text:style-name="T13"> {</text:span></text:p>
      <text:p text:style-name="Standard" loext:marker-style-name="T13"><text:span text:style-name="T13"><text:s text:c="4"/></text:span><text:span text:style-name="T25">Node</text:span><text:span text:style-name="T13">&lt;</text:span><text:span text:style-name="T25">T</text:span><text:span text:style-name="T13">&gt; *current = </text:span><text:span text:style-name="T23">this</text:span><text:span text:style-name="T13">-&gt;head;</text:span></text:p>
      <text:p text:style-name="Standard" loext:marker-style-name="T13"><text:span text:style-name="T13"><text:s text:c="4"/></text:span><text:span text:style-name="T23">while</text:span><text:span text:style-name="T13"> (current-&gt;next != </text:span><text:span text:style-name="T23">nullptr</text:span><text:span text:style-name="T13">)</text:span></text:p>
      <text:p text:style-name="Standard" loext:marker-style-name="T13"><text:span text:style-name="T13"><text:s text:c="4"/>{</text:span><text:span text:style-name="T13"/></text:p>
      <text:p text:style-name="Standard" loext:marker-style-name="T13"><text:span text:style-name="T13"><text:s text:c="6"/>current = current-&gt;next;</text:span><text:span text:style-name="T13"/></text:p>
      <text:p text:style-name="Standard" loext:marker-style-name="T13"><text:span text:style-name="T13"><text:s text:c="4"/>}</text:span><text:span text:style-name="T13"/></text:p>
      <text:p text:style-name="Standard" loext:marker-style-name="T13"><text:span text:style-name="T13"><text:s text:c="4"/>current-&gt;next = </text:span><text:span text:style-name="T23">new</text:span><text:span text:style-name="T13"> </text:span><text:span text:style-name="T25">Node</text:span><text:span text:style-name="T13">&lt;</text:span><text:span text:style-name="T25">T</text:span><text:span text:style-name="T13">&gt;;</text:span></text:p>
      <text:p text:style-name="Standard" loext:marker-style-name="T13"><text:span text:style-name="T13"><text:s text:c="4"/>current-&gt;next-&gt;data = </text:span><text:span text:style-name="T30">value</text:span><text:span text:style-name="T13">;</text:span></text:p>
      <text:p text:style-name="Standard" loext:marker-style-name="T13"><text:span text:style-name="T13"><text:s text:c="4"/>current-&gt;next-&gt;next = </text:span><text:span text:style-name="T23">nullptr</text:span><text:span text:style-name="T13">;</text:span></text:p>
      <text:p text:style-name="Standard" loext:marker-style-name="T13"><text:span text:style-name="T13"><text:s text:c="2"/>}</text:span><text:span text:style-name="T13"/></text:p>
      <text:p text:style-name="Standard" loext:marker-style-name="T13"><text:span text:style-name="T13">}</text:span><text:span text:style-name="T13"/></text:p>
      <text:p text:style-name="P32" loext:marker-style-name="T13"/>
      <text:p text:style-name="Standard" loext:marker-style-name="T13"><text:span text:style-name="T23">template</text:span><text:span text:style-name="T13"> &lt;</text:span><text:span text:style-name="T23">typename</text:span><text:span text:style-name="T13"> </text:span><text:span text:style-name="T25">T</text:span><text:span text:style-name="T13">&gt;</text:span></text:p>
      <text:p text:style-name="Standard" loext:marker-style-name="T13"><text:span text:style-name="T23">void</text:span><text:span text:style-name="T13"> </text:span><text:span text:style-name="T25">List</text:span><text:span text:style-name="T13">&lt;</text:span><text:span text:style-name="T25">T</text:span><text:span text:style-name="T13">&gt;::pop_front()</text:span></text:p>
      <text:p text:style-name="Standard" loext:marker-style-name="T13"><text:span text:style-name="T13">{</text:span><text:span text:style-name="T13"/></text:p>
      <text:p text:style-name="Standard" loext:marker-style-name="T13"><text:span text:style-name="T13"><text:tab/></text:span><text:span text:style-name="T23">if</text:span><text:span text:style-name="T13"> (head == </text:span><text:span text:style-name="T23">nullptr</text:span><text:span text:style-name="T13">) {</text:span></text:p>
      <text:p text:style-name="Standard" loext:marker-style-name="T13"><text:span text:style-name="T13"><text:tab/><text:tab/></text:span><text:span text:style-name="T34">// обработка ошибки или возврат из метода</text:span></text:p>
      <text:p text:style-name="Standard" loext:marker-style-name="T13"><text:span text:style-name="T13"><text:tab/><text:tab/></text:span><text:span text:style-name="T23">return</text:span><text:span text:style-name="T13">;</text:span></text:p>
      <text:p text:style-name="Standard" loext:marker-style-name="T13"><text:span text:style-name="T13"><text:tab/>}</text:span><text:span text:style-name="T13"/></text:p>
      <text:p text:style-name="Standard" loext:marker-style-name="T13"><text:span text:style-name="T13"><text:tab/></text:span><text:span text:style-name="T25">Node</text:span><text:span text:style-name="T13">&lt;</text:span><text:span text:style-name="T25">T</text:span><text:span text:style-name="T13">&gt;* temp = head;</text:span></text:p>
      <text:p text:style-name="Standard" loext:marker-style-name="T13"><text:span text:style-name="T13"><text:tab/>head = head-&gt;next;</text:span><text:span text:style-name="T13"/></text:p>
      <text:p text:style-name="Standard" loext:marker-style-name="T13"><text:span text:style-name="T13"><text:tab/></text:span><text:span text:style-name="T23">delete</text:span><text:span text:style-name="T13"> temp;</text:span></text:p>
      <text:p text:style-name="Standard" loext:marker-style-name="T13"><text:span text:style-name="T13"><text:tab/>size--;</text:span><text:span text:style-name="T13"/></text:p>
      <text:p text:style-name="Standard" loext:marker-style-name="T13"><text:span text:style-name="T13">}</text:span><text:span text:style-name="T13"/></text:p>
      <text:p text:style-name="P32" loext:marker-style-name="T13"/>
      <text:p text:style-name="Standard" loext:marker-style-name="T13"><text:span text:style-name="T23">template</text:span><text:span text:style-name="T13"> &lt;</text:span><text:span text:style-name="T23">typename</text:span><text:span text:style-name="T13"> </text:span><text:span text:style-name="T25">T</text:span><text:span text:style-name="T13">&gt;</text:span></text:p>
      <text:p text:style-name="Standard" loext:marker-style-name="T13"><text:span text:style-name="T23">int</text:span><text:span text:style-name="T13"> </text:span><text:span text:style-name="T25">List</text:span><text:span text:style-name="T13">&lt;</text:span><text:span text:style-name="T25">T</text:span><text:span text:style-name="T13">&gt;::length()</text:span></text:p>
      <text:p text:style-name="Standard" loext:marker-style-name="T13"><text:span text:style-name="T13">{</text:span><text:span text:style-name="T13"/></text:p>
      <text:p text:style-name="Standard" loext:marker-style-name="T13"><text:span text:style-name="T13"><text:tab/></text:span><text:span text:style-name="T23">return</text:span><text:span text:style-name="T13"> size;</text:span></text:p>
      <text:p text:style-name="Standard" loext:marker-style-name="T13"><text:span text:style-name="T13">}</text:span><text:span text:style-name="T13"/></text:p>
      <text:p text:style-name="P32" loext:marker-style-name="T13"><text:soft-page-break/></text:p>
      <text:p text:style-name="Standard" loext:marker-style-name="T13"><text:span text:style-name="T23">template</text:span><text:span text:style-name="T13"> &lt;</text:span><text:span text:style-name="T23">typename</text:span><text:span text:style-name="T13"> </text:span><text:span text:style-name="T25">T</text:span><text:span text:style-name="T13">&gt;</text:span></text:p>
      <text:p text:style-name="Standard" loext:marker-style-name="T13"><text:span text:style-name="T23">void</text:span><text:span text:style-name="T13"> </text:span><text:span text:style-name="T25">List</text:span><text:span text:style-name="T13">&lt;</text:span><text:span text:style-name="T25">T</text:span><text:span text:style-name="T13">&gt;::clear()</text:span></text:p>
      <text:p text:style-name="Standard" loext:marker-style-name="T13"><text:span text:style-name="T13">{</text:span><text:span text:style-name="T13"/></text:p>
      <text:p text:style-name="Standard" loext:marker-style-name="T13"><text:span text:style-name="T13"><text:tab/></text:span><text:span text:style-name="T23">while</text:span><text:span text:style-name="T13"> (size) </text:span></text:p>
      <text:p text:style-name="Standard" loext:marker-style-name="T13"><text:span text:style-name="T13"><text:tab/>{</text:span><text:span text:style-name="T13"/></text:p>
      <text:p text:style-name="Standard" loext:marker-style-name="T13"><text:span text:style-name="T13"><text:tab/><text:tab/>pop_front();</text:span><text:span text:style-name="T13"/></text:p>
      <text:p text:style-name="Standard" loext:marker-style-name="T13"><text:span text:style-name="T13"><text:tab/>}</text:span><text:span text:style-name="T13"/></text:p>
      <text:p text:style-name="Standard" loext:marker-style-name="T13"><text:span text:style-name="T13">}</text:span><text:span text:style-name="T13"/></text:p>
      <text:p text:style-name="P32" loext:marker-style-name="T13"/>
      <text:p text:style-name="Standard" loext:marker-style-name="T13"><text:span text:style-name="T23">template</text:span><text:span text:style-name="T13"> &lt;</text:span><text:span text:style-name="T23">typename</text:span><text:span text:style-name="T13"> </text:span><text:span text:style-name="T25">T</text:span><text:span text:style-name="T13">&gt;</text:span></text:p>
      <text:p text:style-name="Standard" loext:marker-style-name="T13"><text:span text:style-name="T23">void</text:span><text:span text:style-name="T13"> </text:span><text:span text:style-name="T25">List</text:span><text:span text:style-name="T13">&lt;</text:span><text:span text:style-name="T25">T</text:span><text:span text:style-name="T13">&gt;::show()</text:span></text:p>
      <text:p text:style-name="Standard" loext:marker-style-name="T13"><text:span text:style-name="T13">{</text:span><text:span text:style-name="T13"/></text:p>
      <text:p text:style-name="Standard" loext:marker-style-name="T13"><text:span text:style-name="T13"><text:tab/></text:span><text:span text:style-name="T23">for</text:span><text:span text:style-name="T13"> (</text:span><text:span text:style-name="T23">int</text:span><text:span text:style-name="T13"> i = 0; i &lt; </text:span><text:span text:style-name="T23">this</text:span><text:span text:style-name="T13">-&gt;size; i++) {</text:span></text:p>
      <text:p text:style-name="Standard" loext:marker-style-name="T13"><text:span text:style-name="T13"><text:tab/><text:tab/>cout &lt;&lt; </text:span><text:span text:style-name="T23">this</text:span><text:span text:style-name="T13">-&gt;</text:span><text:span text:style-name="T37">operator[]</text:span><text:span text:style-name="T13">(i) &lt;&lt; endl &lt;&lt; endl;</text:span></text:p>
      <text:p text:style-name="Standard" loext:marker-style-name="T13"><text:span text:style-name="T13"><text:tab/>}</text:span><text:span text:style-name="T13"/></text:p>
      <text:p text:style-name="Standard" loext:marker-style-name="T13"><text:span text:style-name="T13">}</text:span><text:span text:style-name="T13"/></text:p>
      <text:p text:style-name="P32" loext:marker-style-name="T13"/>
      <text:p text:style-name="Standard" loext:marker-style-name="T13"><text:span text:style-name="T23">template</text:span><text:span text:style-name="T13"> &lt;</text:span><text:span text:style-name="T23">typename</text:span><text:span text:style-name="T13"> </text:span><text:span text:style-name="T25">T</text:span><text:span text:style-name="T13">&gt;</text:span></text:p>
      <text:p text:style-name="Standard" loext:marker-style-name="T13"><text:span text:style-name="T23">void</text:span><text:span text:style-name="T13"> </text:span><text:span text:style-name="T25">List</text:span><text:span text:style-name="T13">&lt;</text:span><text:span text:style-name="T25">T</text:span><text:span text:style-name="T13">&gt;::sort_by_engine_power()</text:span></text:p>
      <text:p text:style-name="Standard" loext:marker-style-name="T13"><text:span text:style-name="T13">{</text:span><text:span text:style-name="T13"/></text:p>
      <text:p text:style-name="Standard" loext:marker-style-name="T13"><text:span text:style-name="T13"><text:tab/></text:span><text:span text:style-name="T23">for</text:span><text:span text:style-name="T13"> (</text:span><text:span text:style-name="T23">int</text:span><text:span text:style-name="T13"> i = 0; i &lt; </text:span><text:span text:style-name="T23">this</text:span><text:span text:style-name="T13">-&gt;length(); i++) </text:span></text:p>
      <text:p text:style-name="Standard" loext:marker-style-name="T13"><text:span text:style-name="T13"><text:tab/>{</text:span><text:span text:style-name="T13"/></text:p>
      <text:p text:style-name="Standard" loext:marker-style-name="T13"><text:span text:style-name="T13"><text:tab/><text:tab/></text:span><text:span text:style-name="T23">bool</text:span><text:span text:style-name="T13"> flag = </text:span><text:span text:style-name="T23">true</text:span><text:span text:style-name="T13">;</text:span></text:p>
      <text:p text:style-name="Standard" loext:marker-style-name="T13"><text:span text:style-name="T13"><text:tab/><text:tab/></text:span><text:span text:style-name="T23">for</text:span><text:span text:style-name="T13"> (</text:span><text:span text:style-name="T23">int</text:span><text:span text:style-name="T13"> j = 0; j &lt; </text:span><text:span text:style-name="T23">this</text:span><text:span text:style-name="T13">-&gt;length() - (i + 1); j++) {</text:span></text:p>
      <text:p text:style-name="Standard" loext:marker-style-name="T13"><text:span text:style-name="T13"><text:tab/><text:tab/><text:tab/></text:span><text:span text:style-name="T23">if</text:span><text:span text:style-name="T13"> (</text:span><text:span text:style-name="T23">this</text:span><text:span text:style-name="T13">-&gt;</text:span><text:span text:style-name="T37">operator[]</text:span><text:span text:style-name="T13">(j) &gt; </text:span><text:span text:style-name="T23">this</text:span><text:span text:style-name="T13">-&gt;</text:span><text:span text:style-name="T37">operator[]</text:span><text:span text:style-name="T13">(j + 1)) {</text:span></text:p>
      <text:p text:style-name="Standard" loext:marker-style-name="T13"><text:span text:style-name="T13"><text:tab/><text:tab/><text:tab/><text:tab/>flag = </text:span><text:span text:style-name="T23">false</text:span><text:span text:style-name="T13">;</text:span></text:p>
      <text:p text:style-name="Standard" loext:marker-style-name="T13"><text:span text:style-name="T13"><text:tab/><text:tab/><text:tab/><text:tab/>std::swap(</text:span><text:span text:style-name="T23">this</text:span><text:span text:style-name="T13">-&gt;</text:span><text:span text:style-name="T37">operator[]</text:span><text:span text:style-name="T13">(j), </text:span><text:span text:style-name="T23">this</text:span><text:span text:style-name="T13">-&gt;</text:span><text:span text:style-name="T37">operator[]</text:span><text:span text:style-name="T13">(j + 1));</text:span></text:p>
      <text:p text:style-name="Standard" loext:marker-style-name="T13"><text:span text:style-name="T13"><text:tab/><text:tab/><text:tab/>}</text:span><text:span text:style-name="T13"/></text:p>
      <text:p text:style-name="Standard" loext:marker-style-name="T13"><text:span text:style-name="T13"><text:tab/><text:tab/>}</text:span><text:span text:style-name="T13"/></text:p>
      <text:p text:style-name="Standard" loext:marker-style-name="T13"><text:span text:style-name="T13"><text:tab/><text:tab/></text:span><text:span text:style-name="T23">if</text:span><text:span text:style-name="T13"> (flag) {</text:span></text:p>
      <text:p text:style-name="Standard" loext:marker-style-name="T13"><text:span text:style-name="T13"><text:tab/><text:tab/><text:tab/></text:span><text:span text:style-name="T23">break</text:span><text:span text:style-name="T13">;</text:span></text:p>
      <text:p text:style-name="Standard" loext:marker-style-name="T13"><text:span text:style-name="T13"><text:tab/><text:tab/>}</text:span><text:span text:style-name="T13"/></text:p>
      <text:p text:style-name="Standard" loext:marker-style-name="T13"><text:span text:style-name="T13"><text:tab/>}</text:span><text:span text:style-name="T13"/></text:p>
      <text:p text:style-name="Standard" loext:marker-style-name="T13"><text:span text:style-name="T13">}</text:span><text:span text:style-name="T13"/></text:p>
      <text:p text:style-name="P32" loext:marker-style-name="T13"/>
      <text:p text:style-name="Standard" loext:marker-style-name="T13"><text:span text:style-name="T23">template</text:span><text:span text:style-name="T13"> &lt;</text:span><text:span text:style-name="T23">typename</text:span><text:span text:style-name="T13"> </text:span><text:span text:style-name="T25">T</text:span><text:span text:style-name="T13">&gt;</text:span></text:p>
      <text:p text:style-name="Standard" loext:marker-style-name="T13"><text:span text:style-name="T23">int</text:span><text:span text:style-name="T13"> </text:span><text:span text:style-name="T25">List</text:span><text:span text:style-name="T13">&lt;</text:span><text:span text:style-name="T25">T</text:span><text:span text:style-name="T13">&gt;::search(</text:span><text:span text:style-name="T25">T</text:span><text:span text:style-name="T13"> </text:span><text:span text:style-name="T30">value</text:span><text:span text:style-name="T13">)</text:span></text:p>
      <text:p text:style-name="Standard" loext:marker-style-name="T13"><text:span text:style-name="T13">{</text:span><text:span text:style-name="T13"/></text:p>
      <text:p text:style-name="Standard" loext:marker-style-name="T13"><text:span text:style-name="T13"><text:tab/></text:span><text:span text:style-name="T23">for</text:span><text:span text:style-name="T13"> (</text:span><text:span text:style-name="T23">int</text:span><text:span text:style-name="T13"> i = 0; i &lt; </text:span><text:span text:style-name="T23">this</text:span><text:span text:style-name="T13">-&gt;length(); i++)</text:span></text:p>
      <text:p text:style-name="Standard" loext:marker-style-name="T13"><text:span text:style-name="T13"><text:tab/>{</text:span><text:span text:style-name="T13"/></text:p>
      <text:p text:style-name="Standard" loext:marker-style-name="T13"><text:span text:style-name="T13"><text:tab/><text:tab/></text:span><text:span text:style-name="T23">if</text:span><text:span text:style-name="T13"> (</text:span><text:span text:style-name="T23">this</text:span><text:span text:style-name="T13">-&gt;</text:span><text:span text:style-name="T37">operator[]</text:span><text:span text:style-name="T13">(i) == </text:span><text:span text:style-name="T30">value</text:span><text:span text:style-name="T13">)</text:span></text:p>
      <text:p text:style-name="Standard" loext:marker-style-name="T13"><text:span text:style-name="T13"><text:tab/><text:tab/><text:tab/></text:span><text:span text:style-name="T23">return</text:span><text:span text:style-name="T13"> i;</text:span></text:p>
      <text:p text:style-name="Standard" loext:marker-style-name="T13"><text:span text:style-name="T13"><text:tab/>}</text:span><text:span text:style-name="T13"/></text:p>
      <text:p text:style-name="Standard" loext:marker-style-name="T13"><text:span text:style-name="T13"><text:tab/></text:span><text:span text:style-name="T23">return</text:span><text:span text:style-name="T13"> -1;</text:span></text:p>
      <text:p text:style-name="Standard" loext:marker-style-name="T13"><text:span text:style-name="T13">}</text:span><text:span text:style-name="T13"/></text:p>
      <text:p text:style-name="P32" loext:marker-style-name="T13"/>
      <text:p text:style-name="Standard" loext:marker-style-name="T13"><text:span text:style-name="T23">template</text:span><text:span text:style-name="T13"> &lt;</text:span><text:span text:style-name="T23">typename</text:span><text:span text:style-name="T13"> </text:span><text:span text:style-name="T25">T</text:span><text:span text:style-name="T13">&gt;</text:span></text:p>
      <text:p text:style-name="Standard" loext:marker-style-name="T13"><text:span text:style-name="T25">T</text:span><text:span text:style-name="T13">&amp; </text:span><text:span text:style-name="T25">List</text:span><text:span text:style-name="T13">&lt;</text:span><text:span text:style-name="T25">T</text:span><text:span text:style-name="T13">&gt;::</text:span><text:span text:style-name="T37">operator[]</text:span><text:span text:style-name="T13">(</text:span><text:span text:style-name="T23">const</text:span><text:span text:style-name="T13"> </text:span><text:span text:style-name="T23">int</text:span><text:span text:style-name="T13"> </text:span><text:span text:style-name="T30">index</text:span><text:span text:style-name="T13">)</text:span></text:p>
      <text:p text:style-name="Standard" loext:marker-style-name="T13"><text:span text:style-name="T13">{</text:span><text:span text:style-name="T13"/></text:p>
      <text:p text:style-name="Standard" loext:marker-style-name="T13"><text:span text:style-name="T13"><text:tab/></text:span><text:span text:style-name="T23">int</text:span><text:span text:style-name="T13"> counter = 0;</text:span></text:p>
      <text:p text:style-name="Standard" loext:marker-style-name="T13"><text:span text:style-name="T13"><text:tab/></text:span><text:span text:style-name="T25">Node</text:span><text:span text:style-name="T13">&lt;</text:span><text:span text:style-name="T25">T</text:span><text:span text:style-name="T13">&gt;* current = </text:span><text:span text:style-name="T23">this</text:span><text:span text:style-name="T13">-&gt;head;</text:span></text:p>
      <text:p text:style-name="Standard" loext:marker-style-name="T13"><text:span text:style-name="T13"><text:tab/></text:span><text:span text:style-name="T23">while</text:span><text:span text:style-name="T13"> (current-&gt;next != </text:span><text:span text:style-name="T23">nullptr</text:span><text:span text:style-name="T13">) </text:span></text:p>
      <text:p text:style-name="Standard" loext:marker-style-name="T13"><text:span text:style-name="T13"><text:tab/>{</text:span><text:span text:style-name="T13"/></text:p>
      <text:p text:style-name="Standard" loext:marker-style-name="T13"><text:span text:style-name="T13"><text:tab/><text:tab/></text:span><text:span text:style-name="T23">if</text:span><text:span text:style-name="T13"> (counter == </text:span><text:span text:style-name="T30">index</text:span><text:span text:style-name="T13">)</text:span></text:p>
      <text:p text:style-name="Standard" loext:marker-style-name="T13"><text:span text:style-name="T13"><text:tab/><text:tab/><text:tab/></text:span><text:span text:style-name="T23">return</text:span><text:span text:style-name="T13"> current-&gt;data;</text:span></text:p>
      <text:p text:style-name="Standard" loext:marker-style-name="T13"><text:span text:style-name="T13"><text:tab/><text:tab/>current = current-&gt;next;</text:span><text:span text:style-name="T13"/></text:p>
      <text:p text:style-name="Standard" loext:marker-style-name="T13"><text:span text:style-name="T13"><text:tab/><text:tab/>counter++;</text:span><text:span text:style-name="T13"/></text:p>
      <text:p text:style-name="Standard" loext:marker-style-name="T13"><text:span text:style-name="T13"><text:tab/>}</text:span><text:span text:style-name="T13"/></text:p>
      <text:p text:style-name="Standard" loext:marker-style-name="T13"><text:span text:style-name="T13">}</text:span><text:span text:style-name="T13"/></text:p>
      <text:p text:style-name="P55" loext:marker-style-name="T15"><text:span text:style-name="T18"/></text:p>
      <text:p text:style-name="P49" loext:marker-style-name="T15"><text:span text:style-name="T15">КОНТРОЛЬНЫЕ ВОПРОСЫ</text:span></text:p>
      <text:list text:style-name="WWNum22">
        <text:list-item>
          <text:p text:style-name="P18">Для чего используется ключевое слово template?</text:p>
        </text:list-item>
        <text:list-item>
          <text:p text:style-name="P18">В чем заключаются особенности параметров по умолчанию для шаблонов?</text:p>
        </text:list-item>
        <text:list-item>
          <text:p text:style-name="P18">Для чего используются шаблоны функций?</text:p>
        </text:list-item>
        <text:list-item>
          <text:p text:style-name="P18">Назовите разновидности дружественных функций шаблонного класса.</text:p>
        </text:list-item>
        <text:list-item>
          <text:p text:style-name="P18"><text:span text:style-name="T18">Дайте определение специализации шаблона.</text:span></text:p>
        </text:list-item>
      </text:list>
      <text:p text:style-name="P19"><text:span text:style-name="T18"/></text:p>
      <text:p text:style-name="P21"><text:span text:style-name="T18">1. </text:span><text:span text:style-name="T42">Для реализации параметризованных типов используется ключевое слово template.</text:span></text:p>
      <text:p text:style-name="P20"><text:span text:style-name="T47">2. </text:span><text:span text:style-name="T47">Параметры по умолчанию можно инстанцировать при объявлении аргументов, а можно опустить (используются значения по умолчанию).</text:span></text:p>
      <text:p text:style-name="P20"><text:span text:style-name="T47">3. </text:span><text:span text:style-name="T47">Шаблон функций применяется для создания подходящей функции для любого вызова, однозначно соответствующего его аргументам</text:span></text:p>
      <text:p text:style-name="P20"><text:span text:style-name="T47">4. Дружественные функции могут быть универсальными и могут не использовать спецификацию шаблона (для всех инстанцирований шаблонного класса имеется единственный экземпляр дружественной функции), а также могут быть специфичными и могут задействовать аргументы шаблона для каждого инстанцирования шаблонного класса.</text:span></text:p>
      <text:p text:style-name="P20"><text:span text:style-name="T47">5. Если шаблонный код является неудовлетворительным для конкретного типа аргумента, он может быть специализирован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adornments="Обычный" style:font-family-generic="roman" style:font-pitch="variable" style:font-charset="x-symbol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text-align="center" style:justify-single-word="false" fo:text-indent="0cm" style:auto-text-indent="false" fo:keep-with-next="always"/>
      <style:text-properties fo:text-transform="uppercase" fo:font-size="12pt" fo:language="en" fo:country="US" fo:font-weight="bold" style:font-size-asian="12pt" style:font-weight-asian="bold" style:font-weight-complex="bold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91" style:display-name="ListLabel 191" style:family="text"/>
    <style:style style:name="ListLabel_20_192" style:display-name="ListLabel 192" style:family="text">
      <style:text-properties style:font-name-complex="Courier New" style:font-family-complex="'Courier New'" style:font-family-generic-complex="system" style:font-pitch-complex="variable"/>
    </style:style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>
      <style:text-properties style:font-name-complex="Courier New" style:font-family-complex="'Courier New'" style:font-family-generic-complex="system" style:font-pitch-complex="variable"/>
    </style:style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>
      <style:text-properties style:font-name-complex="Courier New" style:font-family-complex="'Courier New'" style:font-family-generic-complex="system" style:font-pitch-complex="variable"/>
    </style:style>
    <style:style style:name="ListLabel_20_199" style:display-name="ListLabel 199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1.244cm" fo:margin-left="2.494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2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style:font-name="Symbol"/>
      </text:list-level-style-bullet>
      <text:list-level-style-bullet text:level="2" text:style-name="ListLabel_20_1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style:font-name="Courier New1"/>
      </text:list-level-style-bullet>
      <text:list-level-style-bullet text:level="3" text:style-name="ListLabel_20_1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style:font-name="Wingdings"/>
      </text:list-level-style-bullet>
      <text:list-level-style-bullet text:level="4" text:style-name="ListLabel_20_1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style:font-name="Symbol"/>
      </text:list-level-style-bullet>
      <text:list-level-style-bullet text:level="5" text:style-name="ListLabel_20_1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style:font-name="Courier New1"/>
      </text:list-level-style-bullet>
      <text:list-level-style-bullet text:level="6" text:style-name="ListLabel_20_1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style:font-name="Wingdings"/>
      </text:list-level-style-bullet>
      <text:list-level-style-bullet text:level="7" text:style-name="ListLabel_20_1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style:font-name="Symbol"/>
      </text:list-level-style-bullet>
      <text:list-level-style-bullet text:level="8" text:style-name="ListLabel_20_1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style:font-name="Courier New1"/>
      </text:list-level-style-bullet>
      <text:list-level-style-bullet text:level="9" text:style-name="ListLabel_20_1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cm" fo:margin-bottom="0cm" fo:margin-left="2cm" fo:margin-right="2cm" style:writing-mode="lr-tb" style:layout-grid-color="#c0c0c0" style:layout-grid-lines="46" style:layout-grid-base-height="0.5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9cm" style:dynamic-spacing="true"/>
      </style:header-style>
      <style:footer-style>
        <style:header-footer-properties fo:min-height="2cm" fo:margin-left="0cm" fo:margin-right="0cm" fo:margin-top="1.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Converted1" style:page-layout-name="Mpm2" draw:style-name="Mdp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9T12:11:45.611000000</meta:creation-date>
    <dc:date>2023-11-19T12:20:10.679000000</dc:date>
    <meta:editing-duration>PT8M25S</meta:editing-duration>
    <meta:editing-cycles>2</meta:editing-cycles>
    <meta:generator>LibreOffice/7.6.2.1$Windows_X86_64 LibreOffice_project/56f7684011345957bbf33a7ee678afaf4d2ba333</meta:generator>
    <meta:document-statistic meta:table-count="2" meta:image-count="0" meta:object-count="0" meta:page-count="5" meta:paragraph-count="176" meta:word-count="664" meta:character-count="4737" meta:non-whitespace-character-count="4074"/>
  </office:meta>
</office:document-meta>
</file>